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hidden-text text:condition="ooow:" text:string-value="Hidden Text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13:44.96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0" meta:character-count="1"/>
  </office:meta>
</office:document-meta>
</file>